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2959609.675716" calcext:value-type="float">
            <text:p>92,959,610</text:p>
          </table:table-cell>
          <table:table-cell table:style-name="ce32"/>
          <table:table-cell table:style-name="ce11" table:formula="of:=[.W9]" office:value-type="float" office:value="5318370.75" calcext:value-type="float">
            <text:p>5,318,370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0.672" calcext:value-type="float">
            <text:p>750.672</text:p>
          </table:table-cell>
          <table:table-cell table:formula="of:=SUM([.AL3:.AL5])" office:value-type="float" office:value="1654.94650464" calcext:value-type="float">
            <text:p>1654.94650464</text:p>
          </table:table-cell>
          <table:table-cell table:formula="of:=SUM([.AM3:.AM5])" office:value-type="float" office:value="0.82747325232" calcext:value-type="float">
            <text:p>0.8274732523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39" calcext:value-type="float">
            <text:p>50.39</text:p>
          </table:table-cell>
          <table:table-cell table:style-name="ce6"/>
          <table:table-cell table:style-name="ce12" table:formula="of:=[.V10]" office:value-type="percentage" office:value="50.39" calcext:value-type="percentage">
            <text:p>503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90" calcext:value-type="float">
            <text:p>7490.0</text:p>
          </table:table-cell>
          <table:table-cell/>
          <table:table-cell table:style-name="ce6"/>
          <table:table-cell table:style-name="ce6" table:formula="of:=[.V11]" office:value-type="float" office:value="19.48" calcext:value-type="float">
            <text:p>19.48</text:p>
          </table:table-cell>
          <table:table-cell table:style-name="ce6"/>
          <table:table-cell table:style-name="ce12" table:formula="of:=[.V11]" office:value-type="percentage" office:value="19.48" calcext:value-type="percentage">
            <text:p>19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65" calcext:value-type="float">
            <text:p>6.65</text:p>
          </table:table-cell>
          <table:table-cell table:number-columns-repeated="2"/>
          <table:table-cell table:formula="of:=[.AA4]*[.AC4]*[.AD4]*[.AE4]*[.AF4]*[.AG4]*[.AH4]" office:value-type="float" office:value="497.952" calcext:value-type="float">
            <text:p>497.952</text:p>
          </table:table-cell>
          <table:table-cell table:style-name="ce42" table:formula="of:=[.AK4]*2.20462" office:value-type="float" office:value="1097.79493824" calcext:value-type="float">
            <text:p>1097.79</text:p>
          </table:table-cell>
          <table:table-cell table:style-name="ce42" table:formula="of:=[.AL4]/2000" office:value-type="float" office:value="0.54889746912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240" calcext:value-type="float">
            <text:p>2324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1" calcext:value-type="percentage">
            <text:p>181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3807.12" calcext:value-type="float">
            <text:p>63807.12</text:p>
          </table:table-cell>
          <table:table-cell table:formula="of:=[.AL2]*[.$AJ$7]" office:value-type="float" office:value="140670.4528944" calcext:value-type="float">
            <text:p>140670.4528944</text:p>
          </table:table-cell>
          <table:table-cell table:formula="of:=[.AM2]*[.$AJ$7]" office:value-type="float" office:value="70.3352264472" calcext:value-type="float">
            <text:p>70.33522644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5894041.6924" calcext:value-type="float">
            <text:p>25894041.692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2959609.675716" calcext:value-type="float">
            <text:p>92959609.675716</text:p>
          </table:table-cell>
          <table:table-cell table:style-name="ce6" table:formula="of:=([.T11]+[.T12])/2" office:value-type="float" office:value="5318370.75" calcext:value-type="float">
            <text:p>5318370.7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0025177.659032" calcext:value-type="float">
            <text:p>160025177.65903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39" calcext:value-type="percentage">
            <text:p>503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509274873524" calcext:value-type="percentage">
            <text:p>98.651%</text:p>
          </table:table-cell>
          <table:table-cell table:formula="of:=1/(1-[.R11])" office:value-type="float" office:value="74.1249999999976" calcext:value-type="float">
            <text:p>74.1249999999976</text:p>
          </table:table-cell>
          <table:table-cell table:formula="of:=[.$T$2]*[.S11]" office:value-type="float" office:value="5165919.49999984" calcext:value-type="float">
            <text:p>5165919.4999998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8" calcext:value-type="percentage">
            <text:p>19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261146496815" calcext:value-type="percentage">
            <text:p>98.726%</text:p>
          </table:table-cell>
          <table:table-cell table:formula="of:=1/(1-[.R12])" office:value-type="float" office:value="78.499999999998" calcext:value-type="float">
            <text:p>78.499999999998</text:p>
          </table:table-cell>
          <table:table-cell table:formula="of:=[.$T$2]*[.S12]" office:value-type="float" office:value="5470821.99999986" calcext:value-type="float">
            <text:p>5470821.9999998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88521068517" calcext:value-type="percentage">
            <text:p>98.689%</text:p>
          </table:table-cell>
          <table:table-cell table:style-name="ce14" table:formula="of:=([.S11]+[.S12])/2" office:value-type="float" office:value="76.3125000000001" calcext:value-type="float">
            <text:p>76.3</text:p>
          </table:table-cell>
          <table:table-cell table:formula="of:=[.$T$2]*[.S13]" office:value-type="float" office:value="5318370.75000001" calcext:value-type="float">
            <text:p>5318370.75000001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023952095808" calcext:value-type="percentage">
            <text:p>98.802%</text:p>
          </table:table-cell>
          <table:table-cell table:formula="of:=1/(1-[.R16])" office:value-type="float" office:value="83.5000000000001" calcext:value-type="float">
            <text:p>83.5000000000001</text:p>
          </table:table-cell>
          <table:table-cell table:formula="of:=[.$T$2]*[.S16]" office:value-type="float" office:value="5819282.00000001" calcext:value-type="float">
            <text:p>5819282.0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90.0]" calcext:value-type="string">
            <text:p>Str: <text:s/>535 <text:s/>[7,490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620199146515" calcext:value-type="percentage">
            <text:p>98.862%</text:p>
          </table:table-cell>
          <table:table-cell table:formula="of:=1/(1-[.R17])" office:value-type="float" office:value="87.8749999999996" calcext:value-type="float">
            <text:p>87.8749999999996</text:p>
          </table:table-cell>
          <table:table-cell table:formula="of:=[.$T$2]*[.S17]" office:value-type="float" office:value="6124184.49999997" calcext:value-type="float">
            <text:p>6124184.49999997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322075621162" calcext:value-type="percentage">
            <text:p>98.832%</text:p>
          </table:table-cell>
          <table:table-cell table:style-name="ce14" table:formula="of:=([.S16]+[.S17])/2" office:value-type="float" office:value="85.6874999999999" calcext:value-type="float">
            <text:p>85.7</text:p>
          </table:table-cell>
          <table:table-cell table:formula="of:=[.$T$2]*[.S18]" office:value-type="float" office:value="5971733.24999999" calcext:value-type="float">
            <text:p>5971733.2499999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240.0]" calcext:value-type="string">
            <text:p>Int: 1660 [23,24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39.0%" calcext:value-type="string">
            <text:p>Resilience: 5,039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39" calcext:value-type="percentage">
            <text:p>503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1" calcext:value-type="percentage">
            <text:p>18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" calcext:value-type="percentage">
            <text:p>130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E27:.AE178])" office:value-type="percentage" office:value="13" calcext:value-type="percentage">
            <text:p>130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8" calcext:value-type="percentage">
            <text:p>19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789.0%" calcext:value-type="string">
            <text:p>w/Mantle: <text:s text:c="2"/>5,789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8.0%" calcext:value-type="string">
            <text:p>Speed+: <text:s text:c="4"/>1,948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10.0%" calcext:value-type="string">
            <text:p>Damage+: <text:s text:c="3"/>1,81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25]+([.C25]-1)*20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formula="of:=[.D26]+([.C26]-1)*20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28]+([.C28]-1)*20" office:value-type="float" office:value="46" calcext:value-type="float">
            <text:p>4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" table:formula="of:=[.D29]+([.C29]-1)*20" office:value-type="float" office:value="42" calcext:value-type="float">
            <text:p>42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1]+([.C31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6" calcext:value-type="percentage">
            <text:p>96.00%</text:p>
          </table:table-cell>
          <table:table-cell table:style-name="ce38" table:formula="of:=[.V31]" office:value-type="percentage" office:value="9.6" calcext:value-type="percentage">
            <text:p>96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6" calcext:value-type="percentage">
            <text:p>96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89%     [hp x  76.31]" calcext:value-type="string">
            <text:p>Mitigation: <text:s text:c="6"/>98.689% <text:s text:c="4"/>[hp x <text:s/>76.31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37]+([.C37]-1)*20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55" calcext:value-type="percentage">
            <text:p>145.50%</text:p>
          </table:table-cell>
          <table:table-cell table:style-name="ce34" table:formula="of:=[.P37]" office:value-type="percentage" office:value="17.46" calcext:value-type="percentage">
            <text:p>1746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46" calcext:value-type="percentage">
            <text:p>1746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18,370.8 [hp x 289.99]" calcext:value-type="string">
            <text:p>Effective Health: 5,318,370.8 [hp x 289.99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38]+([.C38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6" calcext:value-type="percentage">
            <text:p>56.00%</text:p>
          </table:table-cell>
          <table:table-cell table:style-name="ce9" table:formula="of:=[.P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6" calcext:value-type="percentage">
            <text:p>56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40]+([.C4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02%     [hp x  83.50]" calcext:value-type="string">
            <text:p>Mitigation: <text:s text:c="6"/>98.802% <text:s text:c="4"/>[hp x <text:s/>83.50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19,282.0 [hp x 317.30]" calcext:value-type="string">
            <text:p>Effective Health: 5,819,282.0 [hp x 317.30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1  Archon Strike [E]               x5 [5.5m range]" calcext:value-type="string">
            <text:p>3-1 <text:s/>Archon Strike [E] <text:s text:c="14"/>x5 [5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0 Sentinel Reconstruction [E]     x5 " calcext:value-type="string">
            <text:p>3-10 Sentinel Reconstruction [E] <text:s text:c="4"/>x5 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5" calcext:value-type="percentage">
            <text:p>85.00%</text:p>
          </table:table-cell>
          <table:table-cell table:style-name="ce37" table:formula="of:=[.V46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6  Transfer [E]                    x1 " calcext:value-type="string">
            <text:p>3-6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  Arcane Dominion [E]             x1 " calcext:value-type="string">
            <text:p>3-2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50]+([.C5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1" calcext:value-type="percentage">
            <text:p>61.00%</text:p>
          </table:table-cell>
          <table:table-cell table:style-name="ce9" table:formula="of:=[.P50]" office:value-type="percentage" office:value="7.93" calcext:value-type="percentage">
            <text:p>793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7.93" calcext:value-type="percentage">
            <text:p>793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  Eternal Brawling [E]           x10 [96.0% =&gt; 960.0% Damage, 1.50% DR/attack]" calcext:value-type="string">
            <text:p>3-2 <text:s/>Eternal Brawling [E] <text:s text:c="10"/>x10 [96.0% =&gt; 960.0% Damage, 1.50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54]+([.C54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1  Mantle of the Titan [E]        x12 [145.5% =&gt; 1,746.0% Resilience]" calcext:value-type="string">
            <text:p>3-1 <text:s/>Mantle of the Titan [E] <text:s text:c="7"/>x12 [145.5% =&gt; 1,746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  Titan Core [E]                 x10 [56.0% =&gt; 560.0% Resilience, Speed, Strength, Intelligence and Dexterity, 10% =&gt; 100% weight/min]" calcext:value-type="string">
            <text:p>3-2 <text:s/>Titan Core [E] <text:s text:c="16"/>x10 [56.0% =&gt; 56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  Embered Heart [E]              x12 " calcext:value-type="string">
            <text:p>3-2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  Fires of Creation [E]          x13 [61.0% =&gt; 793.0% Resilience, 3.00% mana/health returned]" calcext:value-type="string">
            <text:p>3-2 <text:s/>Fires of Creation [E] <text:s text:c="9"/>x13 [61.0% =&gt; 793.0% Resilience, 3.0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  Space Manipulation [E]         x13 " calcext:value-type="string">
            <text:p>3-1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91]: 1" calcext:value-type="string">
            <text:p>Available [2291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91" calcext:value-type="float">
            <text:p>2291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2 Bulwark of Ash" calcext:value-type="string">
            <text:p>1-12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79]+([.C79]-1)*20" office:value-type="float" office:value="12" calcext:value-type="float">
            <text:p>12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4 Deviant of Humanity" calcext:value-type="string">
            <text:p>3-24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81]+([.C81]-1)*20" office:value-type="float" office:value="64" calcext:value-type="float">
            <text:p>6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+([.C93]-1)*20" office:value-type="float" office:value="1" calcext:value-type="float">
            <text:p>1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6  Monstrous" calcext:value-type="string">
            <text:p>1-6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95]+([.C95]-1)*20" office:value-type="float" office:value="6" calcext:value-type="float">
            <text:p>6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2 Soul Perception" calcext:value-type="string">
            <text:p>1-12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98]+([.C98]-1)*20" office:value-type="float" office:value="12" calcext:value-type="float">
            <text:p>12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9  Teaching" calcext:value-type="string">
            <text:p>1-9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0]+([.C100]-1)*20" office:value-type="float" office:value="9" calcext:value-type="float">
            <text:p>9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2  Telepathy" calcext:value-type="string">
            <text:p>1-2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01]+([.C101]-1)*20" office:value-type="float" office:value="2" calcext:value-type="float">
            <text:p>2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6   [56% - 92%] Earth Resistance" calcext:value-type="string">
            <text:p>3-6 <text:s text:c="2"/>[56% - 9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24]+([.C124]-1)*20" office:value-type="float" office:value="46" calcext:value-type="float">
            <text:p>46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6%" calcext:value-type="string">
            <text:p>56%</text:p>
          </table:table-cell>
          <table:table-cell table:formula="of:=TEXT(VLOOKUP([.E12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8  [43% - 76%] Soul Magic Resistance" calcext:value-type="string">
            <text:p>2-18 <text:s/>[43% - 7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1]+([.C151]-1)*20" office:value-type="float" office:value="38" calcext:value-type="float">
            <text:p>38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3%" calcext:value-type="string">
            <text:p>43%</text:p>
          </table:table-cell>
          <table:table-cell table:formula="of:=TEXT(VLOOKUP([.E151];[.$BI$2:.$BK$81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9   [59% - 95%] Space Magic Resistance" calcext:value-type="string">
            <text:p>3-9 <text:s text:c="2"/>[5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3]+([.C153]-1)*20" office:value-type="float" office:value="49" calcext:value-type="float">
            <text:p>49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9%" calcext:value-type="string">
            <text:p>59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2   [52% - 84%] Wood Magic Resistance" calcext:value-type="string">
            <text:p>3-2 <text:s text:c="2"/>[52% - 84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62]+([.C162]-1)*20" office:value-type="float" office:value="42" calcext:value-type="float">
            <text:p>42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2%" calcext:value-type="string">
            <text:p>52%</text:p>
          </table:table-cell>
          <table:table-cell table:formula="of:=TEXT(VLOOKUP([.E162];[.$BI$2:.$BK$81];3);  &quot;0#%&quot;)" office:value-type="string" office:string-value="84%" calcext:value-type="string">
            <text:p>8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0.7 kgs   [1,654.9 lbs] [0.83 tons]" calcext:value-type="string">
            <text:p>Weight: <text:s text:c="2"/>750.7 kgs <text:s text:c="2"/>[1,654.9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0.7" calcext:value-type="string">
            <text:p>750.7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54.9" calcext:value-type="string">
            <text:p>1,654.9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3,807.1 kgs [140,670.5 lbs] [70.34 tons]" calcext:value-type="string">
            <text:p>Maxed: 63,807.1 kgs [140,670.5 lbs] [70.3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3,807.1" calcext:value-type="string">
            <text:p>63,807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0,670.5" calcext:value-type="string">
            <text:p>140,670.5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34" calcext:value-type="string">
            <text:p>70.3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90.0" calcext:value-type="string">
            <text:p>7,490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240.0" calcext:value-type="string">
            <text:p>23,240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39.0%" calcext:value-type="string">
            <text:p>5,03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789.0%" calcext:value-type="string">
            <text:p>5,78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8.0%" calcext:value-type="string">
            <text:p>1,94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10.0%" calcext:value-type="string">
            <text:p>1,81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89%" calcext:value-type="string">
            <text:p>98.689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31" calcext:value-type="string">
            <text:p>76.31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18,370.8" calcext:value-type="string">
            <text:p>5,318,370.8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89.99" calcext:value-type="string">
            <text:p>289.99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02%" calcext:value-type="string">
            <text:p>98.802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3.50" calcext:value-type="string">
            <text:p>83.50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19,282.0" calcext:value-type="string">
            <text:p>5,819,282.0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7.30" calcext:value-type="string">
            <text:p>317.30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" calcext:value-type="float">
            <text:p>1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5.5" calcext:value-type="string">
            <text:p>5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5.5" calcext:value-type="float">
            <text:p>5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0" calcext:value-type="float">
            <text:p>1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6" calcext:value-type="float">
            <text:p>6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" calcext:value-type="float">
            <text:p>2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" calcext:value-type="float">
            <text:p>2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6.0% =&gt; 960.0%" calcext:value-type="string">
            <text:p>96.0% =&gt; 96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50%" calcext:value-type="string">
            <text:p>1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" calcext:value-type="float">
            <text:p>1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5.5% =&gt; 1,746.0%" calcext:value-type="string">
            <text:p>145.5% =&gt; 1,746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" calcext:value-type="float">
            <text:p>2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6.0% =&gt; 560.0%" calcext:value-type="string">
            <text:p>56.0% =&gt; 56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2" calcext:value-type="float">
            <text:p>12</text:p>
          </table:table-cell>
          <table:table-cell table:formula="of:=[.$E$253]-[.E275]+1+IF([.K46]&lt;10;1;0)" office:value-type="float" office:value="19" calcext:value-type="float">
            <text:p>19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    " calcext:value-type="string">
            <text:p><text:s text:c="19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" calcext:value-type="float">
            <text:p>2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1.0% =&gt; 793.0%" calcext:value-type="string">
            <text:p>61.0% =&gt; 793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3.00%" calcext:value-type="string">
            <text:p>3.0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" calcext:value-type="float">
            <text:p>1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91" calcext:value-type="float">
            <text:p>2291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2:10:38.6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5-08T12:37:53.726000000</dc:date>
    <meta:generator>LibreOffice/7.0.5.2$Windows_X86_64 LibreOffice_project/64390860c6cd0aca4beafafcfd84613dd9dfb63a</meta:generator>
    <meta:editing-duration>P1DT4H40M3S</meta:editing-duration>
    <meta:editing-cycles>187</meta:editing-cycles>
    <meta:document-statistic meta:table-count="1" meta:cell-count="2158" meta:object-count="0"/>
    <meta:user-defined meta:name="AppVersion">16.0300</meta:user-defined>
  </office:meta>
</office:document-meta>
</file>